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878cm" fo:min-width="7.438cm"/>
    </style:style>
    <style:style style:name="gr2" style:family="graphic" style:parent-style-name="standard">
      <style:graphic-properties svg:stroke-color="#ffcc00" draw:fill-color="#ffcc00" draw:textarea-horizontal-align="justify" draw:textarea-vertical-align="middle" draw:auto-grow-height="false" fo:min-height="3.791cm" fo:min-width="6.46cm"/>
      <style:paragraph-properties style:writing-mode="lr-tb"/>
    </style:style>
    <style:style style:name="gr3" style:family="graphic" style:parent-style-name="standard">
      <style:graphic-properties svg:stroke-width="0.081cm" draw:marker-start="" draw:marker-start-width="0.321cm" draw:marker-end="Arrow" draw:marker-end-width="0.321cm" draw:textarea-vertical-align="top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38cm" fo:min-width="2.86cm"/>
      <style:paragraph-properties style:writing-mode="lr-tb"/>
    </style:style>
    <style:style style:name="gr5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textarea-horizontal-align="justify" draw:textarea-vertical-align="middle" draw:auto-grow-height="false" fo:min-height="1.972cm" fo:min-width="8.708cm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="Arrow" draw:marker-end-width="0.321cm" draw:textarea-vertical-align="top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1.02cm" fo:min-width="3.627cm"/>
      <style:paragraph-properties style:writing-mode="lr-tb"/>
    </style:style>
    <style:style style:name="gr9" style:family="graphic" style:parent-style-name="standard">
      <style:graphic-properties draw:fill-color="#cc0000" draw:textarea-horizontal-align="justify" draw:textarea-vertical-align="middle" draw:auto-grow-height="false" fo:min-height="1.021cm" fo:min-width="6.16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1.40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9.66cm"/>
      <style:paragraph-properties style:writing-mode="lr-tb"/>
    </style:style>
    <style:style style:name="gr1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6.168cm"/>
      <style:paragraph-properties style:writing-mode="lr-tb"/>
    </style:style>
    <style:style style:name="gr14" style:family="graphic" style:parent-style-name="standard">
      <style:graphic-properties draw:fill-color="#33ff99" draw:textarea-horizontal-align="justify" draw:textarea-vertical-align="middle" draw:auto-grow-height="false" fo:min-height="4.513cm" fo:min-width="10.295cm"/>
      <style:paragraph-properties style:writing-mode="lr-tb"/>
    </style:style>
    <style:style style:name="gr15" style:family="graphic" style:parent-style-name="objectwithoutfill">
      <style:graphic-properties svg:stroke-width="0.081cm" svg:stroke-color="#33ff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fill-color="#cc0000" draw:textarea-horizontal-align="justify" draw:textarea-vertical-align="middle" draw:auto-grow-height="false" fo:min-height="1.021cm" fo:min-width="9.66cm"/>
      <style:paragraph-properties style:writing-mode="lr-tb"/>
    </style:style>
    <style:style style:name="gr1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64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04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098cm"/>
      <style:paragraph-properties style:writing-mode="lr-tb"/>
    </style:style>
    <style:style style:name="gr21" style:family="graphic" style:parent-style-name="objectwithoutfill">
      <style:graphic-properties svg:stroke-width="0.081cm" draw:marker-start-width="0.321cm" draw:marker-end="Arrow" draw:marker-end-width="0.421cm" draw:fill="none" draw:textarea-vertical-align="bottom" fo:padding-top="0.165cm" fo:padding-bottom="0.165cm" fo:padding-left="0.29cm" fo:padding-right="0.29cm"/>
      <style:paragraph-properties style:writing-mode="lr-tb"/>
    </style:style>
    <style:style style:name="gr22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-color="#ff99ff" draw:textarea-horizontal-align="justify" draw:textarea-vertical-align="middle" draw:auto-grow-height="false" fo:min-height="4.513cm" fo:min-width="10.295cm"/>
      <style:paragraph-properties style:writing-mode="lr-tb"/>
    </style:style>
    <style:style style:name="gr24" style:family="graphic" style:parent-style-name="objectwithoutfill">
      <style:graphic-properties svg:stroke-width="0.081cm" svg:stroke-color="#ff99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5.59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standard">
      <style:graphic-properties draw:fill-color="#cc0000" draw:textarea-horizontal-align="justify" draw:textarea-vertical-align="middle" draw:auto-grow-height="false" fo:min-height="2.291cm" fo:min-width="9.659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703cm" fo:min-width="4.897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33" style:family="graphic" style:parent-style-name="objectwithoutfill">
      <style:graphic-properties svg:stroke-width="0.212cm" draw:marker-start="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draw:marker-start="Arrow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081cm" draw:marker-start="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fill-color="#ff66ff" draw:textarea-horizontal-align="justify" draw:textarea-vertical-align="middle" draw:auto-grow-height="false" fo:min-height="0.703cm" fo:min-width="2.04cm"/>
      <style:paragraph-properties style:writing-mode="lr-tb"/>
    </style:style>
    <style:style style:name="gr37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fill-color="#cc0000" draw:textarea-horizontal-align="justify" draw:textarea-vertical-align="middle" draw:auto-grow-height="false" fo:min-height="1.338cm" fo:min-width="11.566cm"/>
      <style:paragraph-properties style:writing-mode="lr-tb"/>
    </style:style>
    <style:style style:name="gr39" style:family="graphic" style:parent-style-name="standard">
      <style:graphic-properties draw:fill-color="#ffff00" draw:textarea-horizontal-align="justify" draw:textarea-vertical-align="middle" draw:auto-grow-height="false" fo:min-height="1.02cm" fo:min-width="0.77cm"/>
    </style:style>
    <style:style style:name="gr40" style:family="graphic" style:parent-style-name="standard">
      <style:graphic-properties draw:fill-color="#ffff00" draw:textarea-horizontal-align="justify" draw:textarea-vertical-align="middle" draw:auto-grow-height="false" fo:min-height="1.02cm" fo:min-width="12.517cm"/>
      <style:paragraph-properties style:writing-mode="lr-tb"/>
    </style:style>
    <style:style style:name="gr41" style:family="graphic" style:parent-style-name="standard">
      <style:graphic-properties draw:fill-color="#66ff99" draw:textarea-horizontal-align="justify" draw:textarea-vertical-align="middle" draw:auto-grow-height="false" fo:min-height="0.703cm" fo:min-width="1.722cm"/>
      <style:paragraph-properties style:writing-mode="lr-tb"/>
    </style:style>
    <style:style style:name="gr42" style:family="graphic" style:parent-style-name="objectwithoutfill">
      <style:graphic-properties svg:stroke-color="#00ff66" draw:marker-end="Arrow" draw:marker-end-width="0.3cm" draw:fill="none" draw:textarea-vertical-align="middle"/>
    </style:style>
    <style:style style:name="gr43" style:family="graphic" style:parent-style-name="standard">
      <style:graphic-properties draw:fill-color="#99ff99" draw:textarea-horizontal-align="justify" draw:textarea-vertical-align="middle" draw:auto-grow-height="false" fo:min-height="0.703cm" fo:min-width="2.04cm"/>
      <style:paragraph-properties style:writing-mode="lr-tb"/>
    </style:style>
    <style:style style:name="gr44" style:family="graphic" style:parent-style-name="standard">
      <style:graphic-properties draw:fill-color="#33ff99" draw:textarea-horizontal-align="justify" draw:textarea-vertical-align="middle" draw:auto-grow-height="false" fo:min-height="0.702cm" fo:min-width="0.452cm"/>
    </style:style>
    <style:style style:name="gr4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6" style:family="graphic" style:parent-style-name="standard">
      <style:graphic-properties draw:fill-color="#cc0000" draw:textarea-horizontal-align="justify" draw:textarea-vertical-align="middle" draw:auto-grow-height="false" fo:min-height="1.021cm" fo:min-width="7.438cm"/>
      <style:paragraph-properties style:writing-mode="lr-tb"/>
    </style:style>
    <style:style style:name="gr47" style:family="graphic" style:parent-style-name="standard">
      <style:graphic-properties draw:fill-color="#ffff00" draw:textarea-horizontal-align="justify" draw:textarea-vertical-align="middle" draw:auto-grow-height="false" fo:min-height="0.199cm" fo:min-width="0cm"/>
    </style:style>
    <style:style style:name="gr48" style:family="graphic" style:parent-style-name="objectwithoutfill">
      <style:graphic-properties draw:marker-end="Arrow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cc00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color="#ffffff" loext:opacity="100%"/>
    </style:style>
    <style:style style:name="P6" style:family="paragraph">
      <loext:graphic-properties draw:fill-color="#cc000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33ff99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ff99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66ff"/>
      <style:paragraph-properties fo:text-align="center" style:writing-mode="lr-tb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loext:graphic-properties draw:fill-color="#ffff00"/>
      <style:paragraph-properties fo:text-align="center" style:writing-mode="lr-tb"/>
    </style:style>
    <style:style style:name="P16" style:family="paragraph">
      <loext:graphic-properties draw:fill-color="#66ff99"/>
      <style:paragraph-properties fo:text-align="center" style:writing-mode="lr-tb"/>
    </style:style>
    <style:style style:name="P17" style:family="paragraph">
      <loext:graphic-properties draw:fill-color="#99ff99"/>
      <style:paragraph-properties fo:text-align="center" style:writing-mode="lr-tb"/>
    </style:style>
    <style:style style:name="P18" style:family="paragraph">
      <loext:graphic-properties draw:fill-color="#33ff99"/>
      <style:paragraph-properties fo:text-align="center"/>
    </style:style>
    <style:style style:name="P19" style:family="paragraph">
      <loext:graphic-properties draw:fill="none" draw:fill-color="#ffffff"/>
    </style:style>
    <style:style style:name="T1" style:family="text">
      <style:text-properties fo:color="#ffffff" loext:opacity="100%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8cm" svg:height="4.128cm" svg:x="22.907cm" svg:y="17.1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9.842cm" svg:height="5.715cm" svg:x="90.535cm" svg:y="17.192cm">
          <text:p text:style-name="P2">Instrumented</text:p>
          <text:p text:style-name="P2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90.535cm" svg:y1="20.049cm" svg:x2="78.47cm" svg:y2="20.209cm" draw:start-shape="id1" draw:start-glue-point="6" draw:end-shape="id2" draw:end-glue-point="1" svg:d="M90535 20049h-6032v160h-6033" svg:viewBox="0 0 12066 161">
          <text:p text:style-name="P4">Generate traces</text:p>
        </draw:connector>
        <draw:custom-shape draw:style-name="gr4" draw:text-style-name="P2" xml:id="id4" draw:id="id4" draw:layer="layout" svg:width="4.762cm" svg:height="3.81cm" svg:x="65.135cm" svg:y="18.145cm">
          <text:p text:style-name="P2"><text:span text:style-name="T1">Sender thread</text:span></text:p>
          <text:p text:style-name="P2">🗘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4" draw:layer="layout" svg:x1="74.66cm" svg:y1="20.209cm" svg:x2="69.897cm" svg:y2="20.05cm" draw:start-shape="id3" draw:start-glue-point="3" draw:end-shape="id4" draw:end-glue-point="10" svg:d="M74660 20209h-2381v-159h-2382" svg:viewBox="0 0 4764 160">
          <text:p/>
        </draw:connector>
        <draw:custom-shape draw:style-name="gr6" draw:text-style-name="P5" xml:id="id5" draw:id="id5" draw:layer="layout" svg:width="9.208cm" svg:height="2.222cm" svg:x="35.924cm" svg:y="18.78cm">
          <text:p text:style-name="P5"><text:span text:style-name="T1">trace-processor/dispatch-trac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65.135cm" svg:y1="20.05cm" svg:x2="45.132cm" svg:y2="19.891cm" draw:start-shape="id4" draw:start-glue-point="6" draw:end-shape="id5" draw:end-glue-point="1" svg:d="M65135 20050h-10001v-159h-10002" svg:viewBox="0 0 20004 160">
          <text:p text:style-name="P4">direct function call</text:p>
        </draw:connector>
        <draw:custom-shape draw:style-name="gr8" draw:text-style-name="P6" xml:id="id10" draw:id="id10" draw:layer="layout" svg:width="4.127cm" svg:height="1.27cm" svg:x="26.718cm" svg:y="13.382cm">
          <text:p text:style-name="P2">state/state</text:p>
          <draw:enhanced-geometry svg:viewBox="0 0 21600 21600" draw:type="rectangle" draw:enhanced-path="M 0 0 L 21600 0 21600 21600 0 21600 0 0 Z N"/>
        </draw:custom-shape>
        <draw:custom-shape draw:style-name="gr9" draw:text-style-name="P6" xml:id="id11" draw:id="id11" draw:layer="layout" svg:width="6.668cm" svg:height="1.271cm" svg:x="24.177cm" svg:y="15.286cm">
          <text:p text:style-name="P2">state/fn-call-stats-map</text:p>
          <draw:enhanced-geometry svg:viewBox="0 0 21600 21600" draw:type="rectangle" draw:enhanced-path="M 0 0 L 21600 0 21600 21600 0 21600 0 0 Z N"/>
        </draw:custom-shape>
        <draw:custom-shape draw:style-name="gr10" draw:text-style-name="P5" xml:id="id6" draw:id="id6" draw:layer="layout" svg:width="1.905cm" svg:height="1.905cm" svg:x="33.385cm" svg:y="26.258cm">
          <text:p text:style-name="P5"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7" draw:id="id7" draw:layer="layout" svg:width="10.16cm" svg:height="1.27cm" svg:x="43.227cm" svg:y="27.358cm">
          <text:p text:style-name="P5"><text:span text:style-name="T1">target-commands/run-command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0.372cm" svg:y1="9.572cm" svg:x2="60.055cm" svg:y2="32.432cm">
          <text:p/>
        </draw:line>
        <draw:custom-shape draw:style-name="gr13" draw:text-style-name="P5" xml:id="id13" draw:id="id13" draw:layer="layout" svg:width="6.668cm" svg:height="1.588cm" svg:x="70.858cm" svg:y="27.195cm">
          <text:p text:style-name="P5"><text:span text:style-name="T1">fs-core/run-command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4.337cm" svg:y1="28.163cm" svg:x2="43.227cm" svg:y2="27.993cm" draw:start-shape="id6" draw:start-glue-point="2" draw:end-shape="id7" draw:end-glue-point="3" svg:d="M34337 28163v500h4921v-670h3969" svg:viewBox="0 0 8891 671">
          <text:p/>
        </draw:connector>
        <draw:custom-shape draw:style-name="gr14" draw:text-style-name="P8" xml:id="id9" draw:id="id9" draw:layer="layout" svg:width="10.795cm" svg:height="4.763cm" svg:x="42.592cm" svg:y="11.795cm">
          <text:p text:style-name="P2">LOCAL Trace</text:p>
          <text:p text:style-name="P2">Trace values are LocalImmValue </text:p>
          <text:p text:style-name="P2">which contains memory pointer. <text:s/>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" svg:x1="47.99cm" svg:y1="19.415cm" svg:x2="47.989cm" svg:y2="16.558cm" draw:start-shape="id8" draw:start-glue-point="0" draw:end-shape="id9" draw:end-glue-point="2" svg:d="M47990 19415l-1-2857" svg:viewBox="0 0 2 2858">
          <text:p/>
        </draw:connector>
        <draw:custom-shape draw:style-name="gr16" draw:text-style-name="P6" xml:id="id12" draw:id="id12" draw:layer="layout" svg:width="10.16cm" svg:height="1.271cm" svg:x="20.684cm" svg:y="26.399cm">
          <text:p text:style-name="P2">state-vars/long-running-task-thread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draw:type="line" svg:x1="35.924cm" svg:y1="19.891cm" svg:x2="30.845cm" svg:y2="14.017cm" draw:start-shape="id5" draw:start-glue-point="3" draw:end-shape="id10" draw:end-glue-point="1" svg:d="M35924 19891l-5079-5874" svg:viewBox="0 0 5080 5875">
          <text:p/>
        </draw:connector>
        <draw:connector draw:style-name="gr17" draw:text-style-name="P7" draw:layer="layout" draw:type="line" svg:x1="35.924cm" svg:y1="19.891cm" svg:x2="30.845cm" svg:y2="15.921cm" draw:start-shape="id5" draw:start-glue-point="3" draw:end-shape="id11" draw:end-glue-point="1" svg:d="M35924 19891l-5079-3970" svg:viewBox="0 0 5080 3971">
          <text:p/>
        </draw:connector>
        <draw:connector draw:style-name="gr17" draw:text-style-name="P7" draw:layer="layout" draw:type="line" svg:x1="35.924cm" svg:y1="19.891cm" svg:x2="34.337cm" svg:y2="26.258cm" draw:start-shape="id5" draw:start-glue-point="3" draw:end-shape="id6" draw:end-glue-point="0" svg:d="M35924 19891l-1587 6367" svg:viewBox="0 0 1588 6368">
          <text:p/>
        </draw:connector>
        <draw:connector draw:style-name="gr17" draw:text-style-name="P7" draw:layer="layout" draw:type="line" svg:x1="33.385cm" svg:y1="27.21cm" svg:x2="30.844cm" svg:y2="27.034cm" draw:start-shape="id6" draw:start-glue-point="3" draw:end-shape="id12" draw:end-glue-point="1" svg:d="M33385 27210l-2541-176" svg:viewBox="0 0 2542 177">
          <text:p/>
        </draw:connector>
        <draw:frame draw:style-name="gr18" draw:text-style-name="P9" draw:layer="layout" svg:width="21.148cm" svg:height="1.276cm" svg:x="47.479cm" svg:y="4.804cm">
          <draw:text-box>
            <text:p><text:span text:style-name="T2">Local debugging (All in the same JVM process)</text:span></text:p>
          </draw:text-box>
        </draw:frame>
        <draw:frame draw:style-name="gr19" draw:text-style-name="P9" draw:layer="layout" svg:width="2.547cm" svg:height="1.276cm" svg:x="54.968cm" svg:y="10.207cm">
          <draw:text-box>
            <text:p><text:span text:style-name="T2">DBG</text:span></text:p>
          </draw:text-box>
        </draw:frame>
        <draw:frame draw:style-name="gr20" draw:text-style-name="P9" draw:layer="layout" svg:width="2.598cm" svg:height="1.276cm" svg:x="57.515cm" svg:y="10.213cm">
          <draw:text-box>
            <text:p><text:span text:style-name="T2">INST</text:span></text:p>
          </draw:text-box>
        </draw:frame>
        <draw:connector draw:style-name="gr21" draw:text-style-name="P10" draw:layer="layout" draw:type="line" svg:x1="53.387cm" svg:y1="27.993cm" svg:x2="70.858cm" svg:y2="27.989cm" draw:start-shape="id7" draw:start-glue-point="1" draw:end-shape="id13" draw:end-glue-point="3" svg:d="M53387 27993l17471-4" svg:viewBox="0 0 17472 5">
          <text:p text:style-name="P4">direct function call</text:p>
        </draw:connector>
        <draw:custom-shape draw:style-name="gr2" draw:text-style-name="P3" xml:id="id14" draw:id="id14" draw:layer="layout" svg:width="9.842cm" svg:height="5.715cm" svg:x="97.203cm" svg:y="54.34cm">
          <text:p text:style-name="P2">Instrumented</text:p>
          <text:p text:style-name="P2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97.203cm" svg:y1="57.197cm" svg:x2="86.725cm" svg:y2="57.197cm" draw:start-shape="id14" draw:start-glue-point="6" draw:end-shape="id15" draw:end-glue-point="1" svg:d="M97203 57197h-10478" svg:viewBox="0 0 10479 1">
          <text:p text:style-name="P4">Generate traces</text:p>
        </draw:connector>
        <draw:custom-shape draw:style-name="gr4" draw:text-style-name="P2" xml:id="id16" draw:id="id16" draw:layer="layout" svg:width="4.762cm" svg:height="3.81cm" svg:x="71.486cm" svg:y="55.933cm">
          <text:p text:style-name="P2"><text:span text:style-name="T1">Sender thread</text:span></text:p>
          <text:p text:style-name="P2">🗘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4" draw:layer="layout" svg:x1="80.692cm" svg:y1="57.197cm" svg:x2="76.248cm" svg:y2="57.838cm" draw:start-shape="id15" draw:start-glue-point="3" draw:end-shape="id16" draw:end-glue-point="10" svg:d="M80692 57197h-2221v641h-2223" svg:viewBox="0 0 4445 642">
          <text:p/>
        </draw:connector>
        <draw:custom-shape draw:style-name="gr6" draw:text-style-name="P5" xml:id="id19" draw:id="id19" draw:layer="layout" svg:width="9.208cm" svg:height="2.222cm" svg:x="28.94cm" svg:y="54.657cm">
          <text:p text:style-name="P5"><text:span text:style-name="T1">trace-processor/dispatch-tr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22" draw:id="id22" draw:layer="layout" svg:width="1.905cm" svg:height="1.905cm" svg:x="21.637cm" svg:y="62.136cm">
          <text:p text:style-name="P5"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7" draw:id="id27" draw:layer="layout" svg:width="10.16cm" svg:height="1.27cm" svg:x="41.005cm" svg:y="63.235cm">
          <text:p text:style-name="P5"><text:span text:style-name="T1">target-commands/run-command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58.15cm" svg:y1="47.678cm" svg:x2="57.833cm" svg:y2="70.538cm">
          <text:p/>
        </draw:line>
        <draw:custom-shape draw:style-name="gr13" draw:text-style-name="P5" xml:id="id25" draw:id="id25" draw:layer="layout" svg:width="6.668cm" svg:height="1.588cm" svg:x="70.532cm" svg:y="68.632cm">
          <text:p text:style-name="P5"><text:span text:style-name="T1">fs-core/run-command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xml:id="id18" draw:id="id18" draw:layer="layout" svg:width="10.795cm" svg:height="4.763cm" svg:x="63.548cm" svg:y="47.678cm">
          <text:p text:style-name="P2">Referenced values Trace</text:p>
          <text:p text:style-name="P2">The trace keeps a pointer and the</text:p>
          <text:p text:style-name="P2">values remain</text:p>
          <text:p text:style-name="P2">stored in *values-references. <text:s/></text:p>
          <draw:enhanced-geometry svg:viewBox="0 0 21600 21600" draw:type="rectangle" draw:enhanced-path="M 0 0 L 21600 0 21600 21600 0 21600 0 0 Z N"/>
        </draw:custom-shape>
        <draw:connector draw:style-name="gr24" draw:text-style-name="P7" draw:layer="layout" draw:type="line" svg:x1="69.139cm" svg:y1="56.605cm" svg:x2="68.945cm" svg:y2="52.441cm" draw:start-shape="id17" draw:start-glue-point="0" draw:end-shape="id18" draw:end-glue-point="2" svg:d="M69139 56605l-194-4164" svg:viewBox="0 0 195 4165">
          <text:p/>
        </draw:connector>
        <draw:connector draw:style-name="gr17" draw:text-style-name="P7" draw:layer="layout" draw:type="line" svg:x1="28.94cm" svg:y1="55.768cm" svg:x2="21.32cm" svg:y2="50.529cm" draw:start-shape="id19" draw:start-glue-point="3" draw:end-shape="id20" draw:end-glue-point="1" svg:d="M28940 55768l-7620-5239" svg:viewBox="0 0 7621 5240">
          <text:p/>
        </draw:connector>
        <draw:connector draw:style-name="gr17" draw:text-style-name="P7" draw:layer="layout" draw:type="line" svg:x1="28.94cm" svg:y1="55.768cm" svg:x2="21.32cm" svg:y2="52.433cm" draw:start-shape="id19" draw:start-glue-point="3" draw:end-shape="id21" draw:end-glue-point="1" svg:d="M28940 55768l-7620-3335" svg:viewBox="0 0 7621 3336">
          <text:p/>
        </draw:connector>
        <draw:connector draw:style-name="gr17" draw:text-style-name="P7" draw:layer="layout" draw:type="line" svg:x1="28.94cm" svg:y1="55.768cm" svg:x2="23.542cm" svg:y2="63.088cm" draw:start-shape="id19" draw:start-glue-point="3" draw:end-shape="id22" draw:end-glue-point="1" svg:d="M28940 55768l-5398 7320" svg:viewBox="0 0 5399 7321">
          <text:p/>
        </draw:connector>
        <draw:connector draw:style-name="gr17" draw:text-style-name="P7" draw:layer="layout" draw:type="line" svg:x1="21.637cm" svg:y1="63.088cm" svg:x2="18.78cm" svg:y2="62.277cm" draw:start-shape="id22" draw:start-glue-point="3" draw:end-shape="id23" draw:end-glue-point="1" svg:d="M21637 63088l-2857-811" svg:viewBox="0 0 2858 812">
          <text:p/>
        </draw:connector>
        <draw:frame draw:style-name="gr25" draw:text-style-name="P9" draw:layer="layout" svg:width="16.093cm" svg:height="2.301cm" svg:x="50.53cm" svg:y="42.275cm">
          <draw:text-box>
            <text:p><text:span text:style-name="T2"/></text:p>
            <text:p><text:span text:style-name="T2">Remote debugging (two processes)</text:span></text:p>
          </draw:text-box>
        </draw:frame>
        <draw:frame draw:style-name="gr19" draw:text-style-name="P9" draw:layer="layout" svg:width="2.547cm" svg:height="1.276cm" svg:x="55.286cm" svg:y="47.672cm">
          <draw:text-box>
            <text:p><text:span text:style-name="T2">DBG</text:span></text:p>
          </draw:text-box>
        </draw:frame>
        <draw:frame draw:style-name="gr26" draw:text-style-name="P9" draw:layer="layout" svg:width="2.858cm" svg:height="1.276cm" svg:x="60.69cm" svg:y="47.678cm">
          <draw:text-box>
            <text:p><text:span text:style-name="T2">INST</text:span></text:p>
          </draw:text-box>
        </draw:frame>
        <draw:line draw:style-name="gr22" draw:text-style-name="P7" draw:layer="layout" svg:x1="60.69cm" svg:y1="47.678cm" svg:x2="60.373cm" svg:y2="70.538cm">
          <text:p/>
        </draw:line>
        <draw:frame draw:style-name="gr27" draw:text-style-name="P12" draw:layer="layout" svg:width="2.72cm" svg:height="0.962cm" draw:transform="rotate (-1.60221225333079) translate (60.055cm 48.025cm)">
          <draw:text-box>
            <text:p>network</text:p>
          </draw:text-box>
        </draw:frame>
        <draw:custom-shape draw:style-name="gr28" draw:text-style-name="P6" xml:id="id24" draw:id="id24" draw:layer="layout" svg:width="10.159cm" svg:height="2.541cm" svg:x="71.169cm" svg:y="61.329cm">
          <text:p text:style-name="P2">runtime.values/*values-references</text:p>
          <draw:enhanced-geometry svg:viewBox="0 0 21600 21600" draw:type="rectangle" draw:enhanced-path="M 0 0 L 21600 0 21600 21600 0 21600 0 0 Z N"/>
        </draw:custom-shape>
        <draw:connector draw:style-name="gr29" draw:text-style-name="P10" draw:layer="layout" draw:type="line" svg:x1="73.867cm" svg:y1="59.743cm" svg:x2="76.248cm" svg:y2="61.329cm" draw:start-shape="id16" draw:start-glue-point="8" draw:end-shape="id24" draw:end-glue-point="0" svg:d="M73867 59743l2381 1586" svg:viewBox="0 0 2382 1587">
          <text:p text:style-name="P4">writes</text:p>
        </draw:connector>
        <draw:custom-shape draw:style-name="gr30" draw:text-style-name="P5" xml:id="id26" draw:id="id26" draw:layer="layout" svg:width="5.397cm" svg:height="0.953cm" svg:x="71.168cm" svg:y="65.775cm">
          <text:p text:style-name="P5"><text:span text:style-name="T1">:get-remote-val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1" draw:text-style-name="P7" draw:layer="layout" draw:type="line" svg:x1="73.866cm" svg:y1="68.632cm" svg:x2="73.866cm" svg:y2="66.728cm" draw:start-shape="id25" draw:start-glue-point="0" draw:end-shape="id26" draw:end-glue-point="2" svg:d="M73866 68632v-1904" svg:viewBox="0 0 1 1905">
          <text:p/>
        </draw:connector>
        <draw:connector draw:style-name="gr29" draw:text-style-name="P10" draw:layer="layout" draw:type="line" svg:x1="73.866cm" svg:y1="65.775cm" svg:x2="76.248cm" svg:y2="63.87cm" draw:start-shape="id26" draw:start-glue-point="0" draw:end-shape="id24" draw:end-glue-point="2" svg:d="M73866 65775l2382-1905" svg:viewBox="0 0 2383 1906">
          <text:p text:style-name="P4">reads</text:p>
        </draw:connector>
        <draw:custom-shape draw:style-name="gr32" draw:text-style-name="P5" draw:layer="layout" svg:width="5.715cm" svg:height="1.905cm" draw:transform="rotate (-1.57725404502728) translate (65.176cm 55.121cm)">
          <text:p text:style-name="P5"><text:span text:style-name="T1">websocket-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5.715cm" svg:height="1.905cm" draw:transform="rotate (-1.57725404502728) translate (56.917cm 54.992cm)">
          <text:p text:style-name="P5"><text:span text:style-name="T1">websocket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7" draw:layer="layout" svg:x1="62.913cm" svg:y1="55.933cm" svg:x2="57.198cm" svg:y2="55.933cm">
          <text:p/>
        </draw:line>
        <draw:line draw:style-name="gr34" draw:text-style-name="P7" draw:layer="layout" svg:x1="62.913cm" svg:y1="59.425cm" svg:x2="57.198cm" svg:y2="59.425cm">
          <text:p/>
        </draw:line>
        <draw:line draw:style-name="gr35" draw:text-style-name="P7" draw:layer="layout" svg:x1="71.485cm" svg:y1="57.838cm" svg:x2="65.135cm" svg:y2="55.933cm">
          <text:p/>
        </draw:line>
        <draw:custom-shape draw:style-name="gr36" draw:text-style-name="P13" xml:id="id17" draw:id="id17" draw:layer="layout" svg:width="2.54cm" svg:height="0.953cm" draw:transform="rotate (-0.245567825755602) translate (67.907cm 56.296cm)">
          <text:p text:style-name="P2">:trace</text:p>
          <draw:enhanced-geometry svg:viewBox="0 0 21600 21600" draw:type="rectangle" draw:enhanced-path="M 0 0 L 21600 0 21600 21600 0 21600 0 0 Z N"/>
        </draw:custom-shape>
        <draw:line draw:style-name="gr37" draw:text-style-name="P7" draw:layer="layout" svg:x1="54.975cm" svg:y1="55.933cm" svg:x2="38.147cm" svg:y2="55.927cm">
          <text:p/>
        </draw:line>
        <draw:line draw:style-name="gr35" draw:text-style-name="P7" draw:layer="layout" svg:x1="51.483cm" svg:y1="63.87cm" svg:x2="54.34cm" svg:y2="59.743cm">
          <text:p/>
        </draw:line>
        <draw:connector draw:style-name="gr17" draw:text-style-name="P7" draw:layer="layout" draw:type="line" svg:x1="23.542cm" svg:y1="63.088cm" svg:x2="41.005cm" svg:y2="63.87cm" draw:start-shape="id22" draw:start-glue-point="1" draw:end-shape="id27" draw:end-glue-point="3" svg:d="M23542 63088l17463 782" svg:viewBox="0 0 17464 783">
          <text:p/>
        </draw:connector>
        <draw:line draw:style-name="gr37" draw:text-style-name="P7" draw:layer="layout" svg:x1="65.135cm" svg:y1="59.425cm" svg:x2="70.215cm" svg:y2="69.585cm">
          <text:p/>
        </draw:line>
        <draw:line draw:style-name="gr35" draw:text-style-name="P7" draw:layer="layout" svg:x1="70.85cm" svg:y1="66.41cm" svg:x2="65.453cm" svg:y2="56.885cm">
          <text:p/>
        </draw:line>
        <draw:custom-shape draw:style-name="gr6" draw:text-style-name="P5" xml:id="id29" draw:id="id29" draw:layer="layout" svg:width="9.208cm" svg:height="2.222cm" svg:x="41.957cm" svg:y="57.52cm">
          <text:p text:style-name="P5"><text:span text:style-name="T1">process-comand-response</text:span></text:p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54.658cm" svg:y1="55.933cm" svg:x2="51.483cm" svg:y2="58.473cm">
          <text:p/>
        </draw:line>
        <draw:custom-shape draw:style-name="gr38" draw:text-style-name="P6" xml:id="id28" draw:id="id28" draw:layer="layout" svg:width="12.066cm" svg:height="1.588cm" svg:x="39.417cm" svg:y="60.695cm">
          <text:p text:style-name="P2">websocket/pending-command-callbacks</text:p>
          <draw:enhanced-geometry svg:viewBox="0 0 21600 21600" draw:type="rectangle" draw:enhanced-path="M 0 0 L 21600 0 21600 21600 0 21600 0 0 Z N"/>
        </draw:custom-shape>
        <draw:connector draw:style-name="gr31" draw:text-style-name="P7" draw:layer="layout" draw:type="line" svg:x1="46.085cm" svg:y1="63.235cm" svg:x2="45.45cm" svg:y2="62.283cm" draw:start-shape="id27" draw:start-glue-point="0" draw:end-shape="id28" draw:end-glue-point="2" svg:d="M46085 63235l-635-952" svg:viewBox="0 0 636 953">
          <text:p/>
        </draw:connector>
        <draw:connector draw:style-name="gr31" draw:text-style-name="P7" draw:layer="layout" draw:type="line" svg:x1="46.561cm" svg:y1="59.742cm" svg:x2="45.45cm" svg:y2="60.695cm" draw:start-shape="id29" draw:start-glue-point="2" draw:end-shape="id28" draw:end-glue-point="0" svg:d="M46561 59742l-1111 953" svg:viewBox="0 0 1112 954">
          <text:p/>
        </draw:connector>
        <draw:custom-shape draw:style-name="gr39" draw:text-style-name="P14" draw:layer="layout" svg:width="1.27cm" svg:height="1.27cm" svg:x="52.435cm" svg:y="28.30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1.27cm" svg:height="1.27cm" svg:x="65.77cm" svg:y="20.36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1.27cm" svg:height="1.27cm" svg:x="71.802cm" svg:y="57.83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1.27cm" svg:height="1.27cm" svg:x="50.212cm" svg:y="64.18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13.017cm" svg:height="1.27cm" svg:x="30.845cm" svg:y="1.952cm">
          <text:p text:style-name="P2">Switches behavior between local / remote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1.27cm" svg:height="1.27cm" svg:x="29.257cm" svg:y="1.9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xml:id="id30" draw:id="id30" draw:layer="layout" svg:width="2.222cm" svg:height="0.953cm" svg:x="44.815cm" svg:y="55.292cm">
          <text:p text:style-name="P2">:trace</text:p>
          <draw:enhanced-geometry svg:viewBox="0 0 21600 21600" draw:type="rectangle" draw:enhanced-path="M 0 0 L 21600 0 21600 21600 0 21600 0 0 Z N"/>
        </draw:custom-shape>
        <draw:custom-shape draw:style-name="gr14" draw:text-style-name="P8" xml:id="id31" draw:id="id31" draw:layer="layout" svg:width="10.795cm" svg:height="4.763cm" svg:x="40.052cm" svg:y="47.037cm">
          <text:p text:style-name="P2">REMOTE Trace</text:p>
          <text:p text:style-name="P2">Trace values are RemoteImmValue </text:p>
          <text:p text:style-name="P2">which contains a value id. <text:s/></text:p>
          <draw:enhanced-geometry svg:viewBox="0 0 21600 21600" draw:type="rectangle" draw:enhanced-path="M 0 0 L 21600 0 21600 21600 0 21600 0 0 Z N"/>
        </draw:custom-shape>
        <draw:connector draw:style-name="gr42" draw:text-style-name="P7" draw:layer="layout" draw:type="line" svg:x1="45.926cm" svg:y1="55.292cm" svg:x2="45.449cm" svg:y2="51.8cm" draw:start-shape="id30" draw:start-glue-point="0" draw:end-shape="id31" draw:end-glue-point="2" svg:d="M45926 55292l-477-3492" svg:viewBox="0 0 478 3493">
          <text:p/>
        </draw:connector>
        <draw:custom-shape draw:style-name="gr43" draw:text-style-name="P17" xml:id="id8" draw:id="id8" draw:layer="layout" svg:width="2.54cm" svg:height="0.953cm" svg:x="46.72cm" svg:y="19.415cm">
          <text:p text:style-name="P2">trace</text:p>
          <draw:enhanced-geometry svg:viewBox="0 0 21600 21600" draw:type="rectangle" draw:enhanced-path="M 0 0 L 21600 0 21600 21600 0 21600 0 0 Z N"/>
        </draw:custom-shape>
        <draw:g>
          <draw:custom-shape draw:style-name="gr44" draw:text-style-name="P18" xml:id="id3" draw:id="id3" draw:layer="layout" svg:width="0.952cm" svg:height="0.952cm" svg:x="74.66cm" svg:y="19.7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952cm" svg:height="0.952cm" svg:x="75.612cm" svg:y="19.7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952cm" svg:height="0.952cm" svg:x="76.565cm" svg:y="19.7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xml:id="id2" draw:id="id2" draw:layer="layout" svg:width="0.952cm" svg:height="0.952cm" svg:x="77.518cm" svg:y="19.733cm">
            <text:p/>
            <draw:enhanced-geometry svg:viewBox="0 0 21600 21600" draw:type="rectangle" draw:enhanced-path="M 0 0 L 21600 0 21600 21600 0 21600 0 0 Z N"/>
          </draw:custom-shape>
          <draw:frame draw:style-name="gr45" draw:text-style-name="P19" draw:layer="layout" svg:width="6.033cm" svg:height="1.27cm" svg:x="74.025cm" svg:y="18.78cm">
            <draw:text-box>
              <text:p>tracer/trace-chan</text:p>
            </draw:text-box>
          </draw:frame>
        </draw:g>
        <draw:custom-shape draw:style-name="gr46" draw:text-style-name="P6" xml:id="id32" draw:id="id32" draw:layer="layout" svg:width="7.938cm" svg:height="1.271cm" svg:x="22.907cm" svg:y="17.191cm">
          <text:p text:style-name="P2">state/flow-thread-indexers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draw:type="line" svg:x1="35.924cm" svg:y1="19.891cm" svg:x2="30.845cm" svg:y2="17.826cm" draw:start-shape="id5" draw:start-glue-point="3" draw:end-shape="id32" draw:end-glue-point="1" svg:d="M35924 19891l-5079-2065" svg:viewBox="0 0 5080 2066">
          <text:p/>
        </draw:connector>
        <draw:g>
          <draw:custom-shape draw:style-name="gr47" draw:text-style-name="P14" draw:layer="layout" svg:width="0.635cm" svg:height="0.635cm" svg:x="23.86cm" svg:y="18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4" draw:layer="layout" svg:width="0.635cm" svg:height="0.635cm" svg:x="23.225cm" svg:y="2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4" draw:layer="layout" svg:width="0.635cm" svg:height="0.635cm" svg:x="24.495cm" svg:y="2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7" draw:layer="layout" svg:x1="24.178cm" svg:y1="19.415cm" svg:x2="23.543cm" svg:y2="20.05cm">
            <text:p/>
          </draw:line>
          <draw:line draw:style-name="gr48" draw:text-style-name="P7" draw:layer="layout" svg:x1="24.178cm" svg:y1="19.415cm" svg:x2="24.813cm" svg:y2="20.05cm">
            <text:p/>
          </draw:line>
        </draw:g>
        <draw:g>
          <draw:custom-shape draw:style-name="gr47" draw:text-style-name="P14" draw:layer="layout" svg:width="0.635cm" svg:height="0.635cm" svg:x="26.082cm" svg:y="18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4" draw:layer="layout" svg:width="0.635cm" svg:height="0.635cm" svg:x="25.447cm" svg:y="2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4" draw:layer="layout" svg:width="0.635cm" svg:height="0.635cm" svg:x="26.717cm" svg:y="2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7" draw:layer="layout" svg:x1="26.4cm" svg:y1="19.415cm" svg:x2="25.765cm" svg:y2="20.05cm">
            <text:p/>
          </draw:line>
          <draw:line draw:style-name="gr48" draw:text-style-name="P7" draw:layer="layout" svg:x1="26.4cm" svg:y1="19.415cm" svg:x2="27.035cm" svg:y2="20.05cm">
            <text:p/>
          </draw:line>
        </draw:g>
        <draw:custom-shape draw:style-name="gr16" draw:text-style-name="P6" xml:id="id33" draw:id="id33" draw:layer="layout" svg:width="10.16cm" svg:height="1.271cm" svg:x="20.684cm" svg:y="27.987cm">
          <text:p text:style-name="P2">state-vars/ui-objs</text:p>
          <draw:enhanced-geometry svg:viewBox="0 0 21600 21600" draw:type="rectangle" draw:enhanced-path="M 0 0 L 21600 0 21600 21600 0 21600 0 0 Z N"/>
        </draw:custom-shape>
        <draw:custom-shape draw:style-name="gr16" draw:text-style-name="P6" xml:id="id34" draw:id="id34" draw:layer="layout" svg:width="10.16cm" svg:height="1.271cm" svg:x="20.684cm" svg:y="29.574cm">
          <text:p text:style-name="P2">state-vars/flows-ui-objs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draw:type="line" svg:x1="33.385cm" svg:y1="27.21cm" svg:x2="30.844cm" svg:y2="28.622cm" draw:start-shape="id6" draw:start-glue-point="3" draw:end-shape="id33" draw:end-glue-point="1" svg:d="M33385 27210l-2541 1412" svg:viewBox="0 0 2542 1413">
          <text:p/>
        </draw:connector>
        <draw:connector draw:style-name="gr17" draw:text-style-name="P7" draw:layer="layout" draw:type="line" svg:x1="33.385cm" svg:y1="27.21cm" svg:x2="30.844cm" svg:y2="30.209cm" draw:start-shape="id6" draw:start-glue-point="3" draw:end-shape="id34" draw:end-glue-point="1" svg:d="M33385 27210l-2541 2999" svg:viewBox="0 0 2542 3000">
          <text:p/>
        </draw:connector>
        <draw:g xml:id="id15" draw:id="id15">
          <draw:custom-shape draw:style-name="gr44" draw:text-style-name="P18" draw:layer="layout" svg:width="0.952cm" svg:height="0.952cm" svg:x="81.327cm" svg:y="57.19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952cm" svg:height="0.952cm" svg:x="82.279cm" svg:y="57.19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952cm" svg:height="0.952cm" svg:x="83.232cm" svg:y="57.19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952cm" svg:height="0.952cm" svg:x="84.185cm" svg:y="57.198cm">
            <text:p/>
            <draw:enhanced-geometry svg:viewBox="0 0 21600 21600" draw:type="rectangle" draw:enhanced-path="M 0 0 L 21600 0 21600 21600 0 21600 0 0 Z N"/>
          </draw:custom-shape>
          <draw:frame draw:style-name="gr45" draw:text-style-name="P19" draw:layer="layout" svg:width="6.033cm" svg:height="1.27cm" svg:x="80.692cm" svg:y="56.245cm">
            <draw:text-box>
              <text:p>tracer/trace-chan</text:p>
            </draw:text-box>
          </draw:frame>
        </draw:g>
        <draw:custom-shape draw:style-name="gr1" draw:text-style-name="P1" xml:id="id35" draw:id="id35" draw:layer="layout" svg:width="7.938cm" svg:height="4.128cm" svg:x="13.382cm" svg:y="53.7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0" draw:id="id20" draw:layer="layout" svg:width="4.127cm" svg:height="1.27cm" svg:x="17.193cm" svg:y="49.894cm">
          <text:p text:style-name="P2">state/state</text:p>
          <draw:enhanced-geometry svg:viewBox="0 0 21600 21600" draw:type="rectangle" draw:enhanced-path="M 0 0 L 21600 0 21600 21600 0 21600 0 0 Z N"/>
        </draw:custom-shape>
        <draw:custom-shape draw:style-name="gr9" draw:text-style-name="P6" xml:id="id21" draw:id="id21" draw:layer="layout" svg:width="6.668cm" svg:height="1.271cm" svg:x="14.652cm" svg:y="51.798cm">
          <text:p text:style-name="P2">state/fn-call-stats-map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7.938cm" svg:height="1.271cm" svg:x="13.382cm" svg:y="53.703cm">
          <text:p text:style-name="P2">state/flow-thread-indexers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14" draw:layer="layout" svg:width="0.635cm" svg:height="0.635cm" svg:x="14.335cm" svg:y="55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4" draw:layer="layout" svg:width="0.635cm" svg:height="0.635cm" svg:x="13.7cm" svg:y="5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4" draw:layer="layout" svg:width="0.635cm" svg:height="0.635cm" svg:x="14.97cm" svg:y="5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7" draw:layer="layout" svg:x1="14.653cm" svg:y1="55.927cm" svg:x2="14.018cm" svg:y2="56.562cm">
            <text:p/>
          </draw:line>
          <draw:line draw:style-name="gr48" draw:text-style-name="P7" draw:layer="layout" svg:x1="14.653cm" svg:y1="55.927cm" svg:x2="15.288cm" svg:y2="56.562cm">
            <text:p/>
          </draw:line>
        </draw:g>
        <draw:g>
          <draw:custom-shape draw:style-name="gr47" draw:text-style-name="P14" draw:layer="layout" svg:width="0.635cm" svg:height="0.635cm" svg:x="16.557cm" svg:y="55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4" draw:layer="layout" svg:width="0.635cm" svg:height="0.635cm" svg:x="15.922cm" svg:y="5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4" draw:layer="layout" svg:width="0.635cm" svg:height="0.635cm" svg:x="17.192cm" svg:y="5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7" draw:layer="layout" svg:x1="16.875cm" svg:y1="55.927cm" svg:x2="16.24cm" svg:y2="56.562cm">
            <text:p/>
          </draw:line>
          <draw:line draw:style-name="gr48" draw:text-style-name="P7" draw:layer="layout" svg:x1="16.875cm" svg:y1="55.927cm" svg:x2="17.51cm" svg:y2="56.562cm">
            <text:p/>
          </draw:line>
        </draw:g>
        <draw:connector draw:style-name="gr17" draw:text-style-name="P7" draw:layer="layout" draw:type="line" svg:x1="28.94cm" svg:y1="55.768cm" svg:x2="21.32cm" svg:y2="55.768cm" draw:start-shape="id19" draw:start-glue-point="3" draw:end-shape="id35" draw:end-glue-point="1" svg:d="M28940 55768h-7620" svg:viewBox="0 0 7621 1">
          <text:p/>
        </draw:connector>
        <draw:custom-shape draw:style-name="gr16" draw:text-style-name="P6" xml:id="id23" draw:id="id23" draw:layer="layout" svg:width="10.16cm" svg:height="1.271cm" svg:x="8.62cm" svg:y="61.642cm">
          <text:p text:style-name="P2">state-vars/long-running-task-thread</text:p>
          <draw:enhanced-geometry svg:viewBox="0 0 21600 21600" draw:type="rectangle" draw:enhanced-path="M 0 0 L 21600 0 21600 21600 0 21600 0 0 Z N"/>
        </draw:custom-shape>
        <draw:custom-shape draw:style-name="gr16" draw:text-style-name="P6" xml:id="id36" draw:id="id36" draw:layer="layout" svg:width="10.16cm" svg:height="1.271cm" svg:x="8.62cm" svg:y="63.23cm">
          <text:p text:style-name="P2">state-vars/ui-objs</text:p>
          <draw:enhanced-geometry svg:viewBox="0 0 21600 21600" draw:type="rectangle" draw:enhanced-path="M 0 0 L 21600 0 21600 21600 0 21600 0 0 Z N"/>
        </draw:custom-shape>
        <draw:custom-shape draw:style-name="gr16" draw:text-style-name="P6" xml:id="id37" draw:id="id37" draw:layer="layout" svg:width="10.16cm" svg:height="1.271cm" svg:x="8.62cm" svg:y="64.817cm">
          <text:p text:style-name="P2">state-vars/flows-ui-objs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draw:type="line" svg:x1="21.637cm" svg:y1="63.088cm" svg:x2="18.78cm" svg:y2="63.865cm" draw:start-shape="id22" draw:start-glue-point="3" draw:end-shape="id36" draw:end-glue-point="1" svg:d="M21637 63088l-2857 777" svg:viewBox="0 0 2858 778">
          <text:p/>
        </draw:connector>
        <draw:connector draw:style-name="gr17" draw:text-style-name="P7" draw:layer="layout" draw:type="line" svg:x1="21.637cm" svg:y1="63.088cm" svg:x2="18.78cm" svg:y2="65.452cm" draw:start-shape="id22" draw:start-glue-point="3" draw:end-shape="id37" draw:end-glue-point="1" svg:d="M21637 63088l-2857 2364" svg:viewBox="0 0 2858 236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1T10:31:12.138373646</meta:creation-date>
    <dc:date>2022-08-08T15:27:40.193498692</dc:date>
    <meta:editing-duration>PT3H49M26S</meta:editing-duration>
    <meta:editing-cycles>10</meta:editing-cycles>
    <meta:generator>LibreOffice/7.0.2.2$Linux_X86_64 LibreOffice_project/00$Build-2</meta:generator>
    <meta:document-statistic meta:object-count="128"/>
  </office:meta>
</office:document-meta>
</file>